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91cm" loext:contextual-spacing="false" style:line-height-at-least="0.476cm" fo:text-indent="0cm" style:auto-text-indent="false"/>
    </style:style>
    <style:style style:name="P2" style:family="paragraph" style:parent-style-name="Text_20_body">
      <style:paragraph-properties fo:margin-left="0cm" fo:margin-right="0cm" fo:margin-top="0cm" fo:margin-bottom="0.291cm" loext:contextual-spacing="false" style:line-height-at-least="0.582cm" fo:text-indent="0cm" style:auto-text-indent="false"/>
      <style:text-properties style:font-name="Liberation Mono" fo:font-size="12pt" style:font-size-asian="12pt" style:font-size-complex="12pt"/>
    </style:style>
    <style:style style:name="P3" style:family="paragraph" style:parent-style-name="Heading_20_2">
      <style:paragraph-properties fo:text-align="center" style:justify-single-word="false"/>
      <style:text-properties fo:font-variant="normal" fo:text-transform="none" fo:color="#2a6099" style:font-name="C059" fo:font-size="28pt" fo:letter-spacing="normal" fo:font-style="italic" style:text-underline-style="solid" style:text-underline-width="auto" style:text-underline-color="font-color" fo:font-weight="bold" officeooo:rsid="000c109d" officeooo:paragraph-rsid="000c109d" style:font-size-asian="28pt" style:font-style-asian="italic" style:font-size-complex="28pt" style:font-style-complex="italic"/>
    </style:style>
    <style:style style:name="P4" style:family="paragraph" style:parent-style-name="Text_20_body">
      <style:paragraph-properties fo:text-align="center" style:justify-single-word="false"/>
      <style:text-properties fo:font-variant="normal" fo:text-transform="none" fo:color="#2a6099" style:font-name="C059" fo:font-size="28pt" fo:letter-spacing="normal" fo:font-style="italic" style:text-underline-style="solid" style:text-underline-width="auto" style:text-underline-color="font-color" fo:font-weight="bold" officeooo:rsid="000c109d" officeooo:paragraph-rsid="000c109d" style:font-size-asian="28pt" style:font-style-asian="italic" style:font-size-complex="28pt" style:font-style-complex="italic"/>
    </style:style>
    <style:style style:name="P5" style:family="paragraph" style:parent-style-name="Text_20_body">
      <style:text-properties style:font-name="Liberation Mono"/>
    </style:style>
    <style:style style:name="P6" style:family="paragraph" style:parent-style-name="List_20_Contents">
      <style:paragraph-properties fo:margin-left="0cm" fo:margin-right="0cm" fo:margin-top="0cm" fo:margin-bottom="0.291cm" loext:contextual-spacing="false" style:line-height-at-least="0.582cm" fo:orphans="2" fo:widows="0" fo:text-indent="0cm" style:auto-text-indent="false"/>
    </style:style>
    <style:style style:name="P7" style:family="paragraph" style:parent-style-name="Heading_20_1">
      <style:text-properties fo:color="#ff0000" fo:font-size="12pt" fo:font-style="italic" style:text-underline-style="solid" style:text-underline-width="auto" style:text-underline-color="font-color" style:font-size-asian="12pt" style:font-style-asian="italic" style:font-size-complex="12pt" style:font-style-complex="italic"/>
    </style:style>
    <style:style style:name="P8" style:family="paragraph" style:parent-style-name="Heading_20_1">
      <style:text-properties fo:color="#ff0000" fo:font-size="22pt" fo:font-style="italic" style:text-underline-style="solid" style:text-underline-width="auto" style:text-underline-color="font-color" style:font-size-asian="22pt" style:font-style-asian="italic" style:font-size-complex="22pt" style:font-style-complex="italic"/>
    </style:style>
    <style:style style:name="P9" style:family="paragraph" style:parent-style-name="Text_20_body">
      <style:paragraph-properties fo:text-align="center" style:justify-single-word="false"/>
      <style:text-properties fo:font-variant="normal" fo:text-transform="none" fo:color="#2a6099" style:font-name="C059" fo:font-size="28pt" fo:letter-spacing="normal" fo:font-style="italic" style:text-underline-style="solid" style:text-underline-width="auto" style:text-underline-color="font-color" fo:font-weight="bold" officeooo:rsid="000c109d" officeooo:paragraph-rsid="000c109d" style:font-size-asian="28pt" style:font-style-asian="italic" style:font-size-complex="28pt" style:font-style-complex="italic"/>
    </style:style>
    <style:style style:name="P10" style:family="paragraph" style:parent-style-name="Text_20_body">
      <style:text-properties officeooo:paragraph-rsid="00130b20"/>
    </style:style>
    <style:style style:name="P11"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Adelle"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fo:font-variant="normal" fo:text-transform="none" fo:color="#000000" style:font-name="Liberation Mono" fo:font-size="12pt" fo:letter-spacing="normal" fo:font-style="normal" fo:font-weight="bold" officeooo:rsid="000d72ff" officeooo:paragraph-rsid="000d72ff" style:font-size-asian="12pt" style:font-weight-asian="bold" style:font-size-complex="12pt" style:font-weight-complex="bold"/>
    </style:style>
    <style:style style:name="P13" style:family="paragraph" style:parent-style-name="Text_20_body">
      <style:paragraph-properties fo:margin-left="0cm" fo:margin-right="0cm" fo:margin-top="0cm" fo:margin-bottom="0.291cm" loext:contextual-spacing="false" style:line-height-at-least="0.476cm" fo:orphans="2" fo:widows="2" fo:text-indent="0cm" style:auto-text-indent="false"/>
      <style:text-properties fo:font-variant="normal" fo:text-transform="none" fo:color="#000000" style:font-name="Adelle" fo:font-size="13pt" fo:letter-spacing="normal" fo:font-style="normal" fo:font-weight="bold" officeooo:rsid="000d72ff" officeooo:paragraph-rsid="000d72ff" style:font-size-asian="13pt" style:font-weight-asian="bold" style:font-size-complex="13pt" style:font-weight-complex="bold"/>
    </style:style>
    <style:style style:name="T1" style:family="text">
      <style:text-properties fo:font-variant="normal" fo:text-transform="none" fo:color="#4e443c" style:font-name="Liberation Mono" fo:font-size="12pt" fo:letter-spacing="normal" fo:font-style="normal" fo:font-weight="normal" style:font-size-asian="12pt" style:font-size-complex="12pt"/>
    </style:style>
    <style:style style:name="T2" style:family="text">
      <style:text-properties fo:font-variant="normal" fo:text-transform="none" fo:color="#4e443c" style:font-name="Liberation Mono" fo:font-size="12pt" fo:letter-spacing="normal" fo:font-style="normal" fo:font-weight="normal" officeooo:rsid="000c920a" style:font-size-asian="12pt" style:font-size-complex="12pt"/>
    </style:style>
    <style:style style:name="T3" style:family="text">
      <style:text-properties fo:font-variant="normal" fo:text-transform="none" fo:color="#4e443c" style:font-name="Liberation Mono" fo:font-size="12pt" fo:letter-spacing="normal" fo:font-style="normal" fo:font-weight="bold" style:font-size-asian="12pt" style:font-size-complex="12pt"/>
    </style:style>
    <style:style style:name="T4" style:family="text">
      <style:text-properties fo:font-variant="normal" fo:text-transform="none" fo:color="#0388a6" style:text-line-through-style="none" style:text-line-through-type="none" style:font-name="Liberation Mono" fo:font-size="12pt" fo:letter-spacing="normal"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f14e32" style:font-name="Liberation Mono" fo:font-size="12pt" fo:letter-spacing="normal" fo:font-style="normal" fo:font-weight="normal" fo:background-color="#ffffff" loext:char-shading-value="0" style:font-size-asian="12pt" style:font-size-complex="12pt" loext:padding-left="0.132cm" loext:padding-right="0.132cm" loext:padding-top="0.049cm" loext:padding-bottom="0.049cm" loext:border="0.06pt solid #efeee6"/>
    </style:style>
    <style:style style:name="T6" style:family="text">
      <style:text-properties fo:color="#f14e32" style:font-name="Liberation Mono" fo:font-size="12pt" fo:background-color="#ffffff" loext:char-shading-value="0" style:font-size-asian="12pt" style:font-size-complex="12pt" loext:padding-left="0.132cm" loext:padding-right="0.132cm" loext:padding-top="0.049cm" loext:padding-bottom="0.049cm" loext:border="0.06pt solid #efeee6"/>
    </style:style>
    <style:style style:name="T7" style:family="text">
      <style:text-properties fo:color="#f14e32" style:font-name="Liberation Mono" fo:font-size="12pt" fo:font-weight="normal" fo:background-color="#ffffff" loext:char-shading-value="0" style:font-size-asian="12pt" style:font-weight-asian="normal" style:font-size-complex="12pt" style:font-weight-complex="normal" loext:padding-left="0.132cm" loext:padding-right="0.132cm" loext:padding-top="0.049cm" loext:padding-bottom="0.049cm" loext:border="0.06pt solid #efeee6"/>
    </style:style>
    <style:style style:name="T8" style:family="text">
      <style:text-properties fo:color="#f14e32" style:font-name="Liberation Mono" fo:font-size="14pt" fo:background-color="#ffffff" loext:char-shading-value="0" style:font-size-asian="14pt" style:font-size-complex="14pt" loext:padding-left="0.132cm" loext:padding-right="0.132cm" loext:padding-top="0.049cm" loext:padding-bottom="0.049cm" loext:border="0.06pt solid #efeee6"/>
    </style:style>
    <style:style style:name="T9" style:family="text">
      <style:text-properties style:text-underline-style="none"/>
    </style:style>
    <style:style style:name="T10" style:family="text">
      <style:text-properties style:font-name="Liberation Mono"/>
    </style:style>
    <style:style style:name="T11" style:family="text">
      <style:text-properties style:font-name="Liberation Mono" fo:font-size="12pt" style:font-size-asian="12pt" style:font-size-complex="12pt"/>
    </style:style>
    <style:style style:name="T12" style:family="text">
      <style:text-properties style:font-name="Liberation Mono" fo:font-size="12pt" fo:font-weight="normal" style:font-size-asian="12pt" style:font-weight-asian="normal" style:font-size-complex="12pt" style:font-weight-complex="normal"/>
    </style:style>
    <style:style style:name="T13" style:family="text">
      <style:text-properties style:font-name="Liberation Mono" fo:font-size="12pt" fo:font-style="normal" fo:font-weight="bold" style:font-size-asian="12pt" style:font-size-complex="12pt"/>
    </style:style>
    <style:style style:name="T14" style:family="text">
      <style:text-properties style:font-name="Liberation Mono" fo:font-size="12pt" fo:font-style="normal" fo:font-weight="normal" style:font-size-asian="12pt" style:font-size-complex="12pt"/>
    </style:style>
    <style:style style:name="T15" style:family="text">
      <style:text-properties style:font-name="Liberation Mono" fo:font-size="14pt" style:font-size-asian="14pt" style:font-size-complex="14pt"/>
    </style:style>
    <style:style style:name="T16" style:family="text">
      <style:text-properties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Git Assignment - Group 8</text:h>
      <text:p text:style-name="P4">Pragati Dubey</text:p>
      <text:p text:style-name="P4">Emp. Id. - 1720</text:p>
      <text:h text:style-name="P7" text:outline-level="1"/>
      <text:h text:style-name="P8" text:outline-level="1">GIT - PUSH<text:span text:style-name="T9"> :</text:span></text:h>
      <text:h text:style-name="Heading_20_2" text:outline-level="2"><text:bookmark text:name="_name"/>NAME :</text:h>
      <text:p text:style-name="Text_20_body">g<text:span text:style-name="T10">it-push - Update remote refs along with associated objects</text:span></text:p>
      <text:h text:style-name="Heading_20_2" text:outline-level="2"><text:bookmark text:name="_synopsis"/>SYNOPSIS :</text:h>
      <text:p text:style-name="Text_20_body"/>
      <text:p text:style-name="Text_20_body"><text:span text:style-name="Emphasis"><text:span text:style-name="T13">git push</text:span></text:span><text:span text:style-name="T14"> [--all | --mirror | --tags] [--follow-tags] [--atomic] [-n | --dry-run] [--receive-pack=&lt;git-receive-pack&gt;]</text:span></text:p>
      <text:p text:style-name="P5"><text:s text:c="11"/><text:span text:style-name="T16">[--repo=&lt;repository&gt;] [-f | --force] [-d | --delete] [--prune] [-v | --verbose]</text:span></text:p>
      <text:p text:style-name="P5"><text:s text:c="11"/><text:span text:style-name="T16">[-u | --set-upstream] [-o &lt;string&gt; | --push-option=&lt;string&gt;]</text:span></text:p>
      <text:p text:style-name="P5"><text:s text:c="11"/><text:span text:style-name="T16">[--[no-]signed|--signed=(true|false|if-asked)]</text:span></text:p>
      <text:p text:style-name="P5"><text:s text:c="11"/><text:span text:style-name="T16">[--force-with-lease[=&lt;refname&gt;[:&lt;expect&gt;]] [--force-if-includes]]</text:span></text:p>
      <text:p text:style-name="P5"><text:s text:c="11"/><text:span text:style-name="T16">[--no-verify] [&lt;repository&gt; [&lt;refspec&gt;…​]]</text:span></text:p>
      <text:p text:style-name="P5"/>
      <text:h text:style-name="Heading_20_2" text:outline-level="2"><text:bookmark text:name="_description"/>DESCRIPTION :</text:h>
      <text:p text:style-name="P11"/>
      <text:p text:style-name="Text_20_body"><text:span text:style-name="T1">Updates remote refs using local refs, while sending objects necessary to complete the given refs. </text:span><text:span text:style-name="T2">We</text:span><text:span text:style-name="T1"> can make interesting things happen to a repository every time you push into it, by setting up </text:span><text:span text:style-name="Emphasis"><text:span text:style-name="T3">hooks</text:span></text:span><text:span text:style-name="T1"> there. </text:span></text:p>
      <text:p text:style-name="Text_20_body"><text:span text:style-name="T1">When the command line does not specify where to push with the </text:span><text:span text:style-name="Source_20_Text"><text:span text:style-name="T5">&lt;repository&gt;</text:span></text:span><text:span text:style-name="T1"> argument, </text:span><text:span text:style-name="Source_20_Text"><text:span text:style-name="T5">branch.*.remote</text:span></text:span><text:span text:style-name="T1"> configuration for the </text:span><text:soft-page-break/><text:span text:style-name="T1">current branch is consulted to determine where to push. If the configuration is missing, it defaults to </text:span><text:span text:style-name="Emphasis"><text:span text:style-name="T3">origin</text:span></text:span><text:span text:style-name="T1">.</text:span></text:p>
      <text:p text:style-name="Text_20_body"><text:span text:style-name="T1">When the command line does not specify what to push with </text:span><text:span text:style-name="Source_20_Text"><text:span text:style-name="T5">&lt;refspec&gt;...</text:span></text:span><text:span text:style-name="T1"> arguments or </text:span><text:span text:style-name="Source_20_Text"><text:span text:style-name="T5">--all</text:span></text:span><text:span text:style-name="T1">, </text:span><text:span text:style-name="Source_20_Text"><text:span text:style-name="T5">--mirror</text:span></text:span><text:span text:style-name="T1">, </text:span><text:span text:style-name="Source_20_Text"><text:span text:style-name="T5">--tags</text:span></text:span><text:span text:style-name="T1"> options, the command finds the default </text:span><text:span text:style-name="Source_20_Text"><text:span text:style-name="T5">&lt;refspec&gt;</text:span></text:span><text:span text:style-name="T1"> byconsulting </text:span><text:span text:style-name="Source_20_Text"><text:span text:style-name="T5">remote.*.push</text:span></text:span><text:span text:style-name="T1"> configuration, and if it is not found, honors </text:span><text:span text:style-name="Source_20_Text"><text:span text:style-name="T5">push.default</text:span></text:span><text:span text:style-name="T1"> configuration to decide what to push</text:span></text:p>
      <text:p text:style-name="Text_20_body"><text:span text:style-name="T1">When neither the command-line nor the configuration specify what to push, the default behavior is used, which corresponds to the </text:span><text:span text:style-name="Source_20_Text"><text:span text:style-name="T5">simple</text:span></text:span><text:span text:style-name="T1"> value for </text:span><text:span text:style-name="Source_20_Text"><text:span text:style-name="T5">push.default</text:span></text:span><text:span text:style-name="T1">: the current branch is pushed to the corresponding upstream branch, but as a safety measure, the push is aborted if the upstream branch does not have the same name as the local one.</text:span></text:p>
      <text:p text:style-name="P12"/>
      <text:h text:style-name="Heading_20_2" text:outline-level="2"><text:bookmark text:name="OPTIONS"/>OPTIONS :</text:h>
      <text:p text:style-name="P13"/>
      <text:h text:style-name="Heading_20_3" text:outline-level="3"><text:bookmark text:name="Documentation/git-push.txt-ltrepositorygt"/>&lt;repository&gt;</text:h>
      <text:p text:style-name="P6"><text:span text:style-name="T1">The "remote" repository that is destination of a push operation. This parameter can be either a URL or the name of a remote</text:span></text:p>
      <text:h text:style-name="Heading_20_3" text:outline-level="3"><text:bookmark text:name="Documentation/git-push.txt---all"/>--all</text:h>
      <text:p text:style-name="Text_20_body"><text:span text:style-name="T15">Push all branches (i.e. refs under </text:span><text:span text:style-name="Source_20_Text"><text:span text:style-name="T8">refs/heads/</text:span></text:span><text:span text:style-name="T15">); cannot be used with other &lt;refspe</text:span><text:span text:style-name="T11">c&gt;.</text:span></text:p>
      <text:h text:style-name="Heading_20_3" text:outline-level="3"><text:bookmark text:name="Documentation/git-push.txt---prune"/>--prune</text:h>
      <text:p text:style-name="P1"><text:span text:style-name="T12">Remove remote branches that don’t have a local counterpart. For example a remote branch </text:span><text:span text:style-name="Source_20_Text"><text:span text:style-name="T7">tmp</text:span></text:span><text:span text:style-name="T12"> will be removed if a local branch with the same name doesn’t exist any more. This also respects refspecs, e.g. </text:span><text:span text:style-name="Source_20_Text"><text:span text:style-name="T7">git push --prune remote refs/heads/*:refs/tmp/*</text:span></text:span><text:span text:style-name="T12"> would make sure that remote </text:span><text:span text:style-name="Source_20_Text"><text:span text:style-name="T7">refs/tmp/foo</text:span></text:span><text:span text:style-name="T12"> will be removed if </text:span><text:span text:style-name="Source_20_Text"><text:span text:style-name="T7">refs/heads/foo</text:span></text:span><text:span text:style-name="T12"> doesn’t exist.</text:span></text:p>
      <text:h text:style-name="Heading_20_3" text:outline-level="3"><text:bookmark text:name="Documentation/git-push.txt---mirror"/>--mirror</text:h>
      <text:p text:style-name="P1"><text:span text:style-name="T11">Instead of naming each ref to push, specifies that all refs under </text:span><text:span text:style-name="Source_20_Text"><text:span text:style-name="T6">refs/</text:span></text:span><text:span text:style-name="T11"> (which includes but is not limited to </text:span><text:span text:style-name="Source_20_Text"><text:span text:style-name="T6">refs/heads/</text:span></text:span><text:span text:style-name="T11">, </text:span><text:span text:style-name="Source_20_Text"><text:span text:style-name="T6">refs/remotes/</text:span></text:span><text:span text:style-name="T11">, and </text:span><text:span text:style-name="Source_20_Text"><text:span text:style-name="T6">refs/tags/</text:span></text:span><text:span text:style-name="T11">) be mirrored to the remote repository. Newly created local refs will be pushed to </text:span><text:soft-page-break/><text:span text:style-name="T11">the remote end, locally updated refs will be force updated on the remote end, and deleted refs will be removed from the remote end. This is the default if the configuration option </text:span><text:span text:style-name="Source_20_Text"><text:span text:style-name="T6">remote.&lt;remote&gt;.mirror</text:span></text:span><text:span text:style-name="T11"> is set.</text:span></text:p>
      <text:h text:style-name="Heading_20_3" text:outline-level="3"><text:bookmark text:name="Documentation/git-push.txt--n"/>-n</text:h>
      <text:h text:style-name="Heading_20_3" text:outline-level="3"><text:bookmark text:name="Documentation/git-push.txt---dry-run"/>--dry-run</text:h>
      <text:p text:style-name="P2">Do everything except actually send the updates.</text:p>
      <text:h text:style-name="Heading_20_3" text:outline-level="3"><text:bookmark text:name="Documentation/git-push.txt---porcelain"/>--porcelain</text:h>
      <text:p text:style-name="P2">Produce machine-readable output. The output status line for each ref will be tab-separated and sent to stdout instead of stderr. The full symbolic names of the refs will be given.</text:p>
      <text:h text:style-name="Heading_20_3" text:outline-level="3"><text:bookmark text:name="Documentation/git-push.txt--d"/>-d</text:h>
      <text:h text:style-name="Heading_20_3" text:outline-level="3"><text:bookmark text:name="Documentation/git-push.txt---delete"/>--delete</text:h>
      <text:p text:style-name="P2">All listed refs are deleted from the remote repository. This is the same as prefixing all refs with a colon.</text:p>
      <text:h text:style-name="Heading_20_3" text:outline-level="3"><text:bookmark text:name="Documentation/git-push.txt---tags"/>--tags</text:h>
      <text:p text:style-name="Text_20_body"><text:span text:style-name="T11">All refs under </text:span><text:span text:style-name="Source_20_Text"><text:span text:style-name="T6">refs/tags</text:span></text:span><text:span text:style-name="T11"> are pushed, in addition to refspecs explicitly listed on the command line.</text:span></text:p>
      <text:h text:style-name="Heading_20_3" text:outline-level="3"><text:bookmark text:name="Documentation/git-push.txt---follow-tags"/>--follow-tags</text:h>
      <text:p text:style-name="P10"><text:span text:style-name="T11">Push all the refs that would be pushed without this option, and also push annotated tags in </text:span><text:span text:style-name="Source_20_Text"><text:span text:style-name="T6">refs/tags</text:span></text:span><text:span text:style-name="T11"> that are missing from the remote but are pointing at commit-ish that are reachable from the refs being pushed. This can also be specified with configuration variable </text:span><text:span text:style-name="Source_20_Text"><text:span text:style-name="T6">push.followTags</text:span></text:span><text:span text:style-name="T11">.</text:span></text:p>
      <text:p text:style-name="P10"><text:span text:style-name="T11"><text:s/></text:span></text:p>
      <text:h text:style-name="Heading_20_2" text:outline-level="2"><text:bookmark text:name="_examples"/>EXAMPLES :</text:h>
      <text:p text:style-name="Text_20_body"/>
      <text:h text:style-name="Heading_20_3" text:outline-level="3"><text:bookmark text:name="Documentation/git-push.txt-codegitpushcode"/><text:span text:style-name="Source_20_Text">git push</text:span></text:h>
      <text:p text:style-name="Text_20_body"><text:span text:style-name="T1">Works like </text:span><text:span text:style-name="Source_20_Text"><text:span text:style-name="T5">git push &lt;remote&gt;</text:span></text:span><text:span text:style-name="T1">, where &lt;remote&gt; is the current branch’s remote (or </text:span><text:span text:style-name="Source_20_Text"><text:span text:style-name="T5">origin</text:span></text:span><text:span text:style-name="T1">, if no remote is configured for the current branch).</text:span></text:p>
      <text:h text:style-name="Heading_20_3" text:outline-level="3"><text:bookmark text:name="Documentation/git-push.txt-codegitpushorigincode"/><text:soft-page-break/><text:span text:style-name="Source_20_Text">git push origin</text:span></text:h>
      <text:p text:style-name="Text_20_body"><text:span text:style-name="T1">Without additional configuration, pushes the current branch to the configured upstream (</text:span><text:span text:style-name="Source_20_Text"><text:span text:style-name="T5">branch.&lt;name&gt;.merge</text:span></text:span><text:span text:style-name="T1"> configuration variable) if it has the same name as the current branch, and errors out without pushing otherwise.</text:span></text:p>
      <text:p text:style-name="Text_20_body"><text:span text:style-name="T1">The default behavior of this command when no &lt;refspec&gt; is given can be configured by setting the </text:span><text:span text:style-name="Source_20_Text"><text:span text:style-name="T5">push</text:span></text:span><text:span text:style-name="T1"> option of the remote, or the </text:span><text:span text:style-name="Source_20_Text"><text:span text:style-name="T5">push.default</text:span></text:span><text:span text:style-name="T1"> configuration variable.</text:span></text:p>
      <text:p text:style-name="Text_20_body"><text:span text:style-name="T1">For example, to default to pushing only the current branch to </text:span><text:span text:style-name="Source_20_Text"><text:span text:style-name="T5">origin</text:span></text:span><text:span text:style-name="T1"> use </text:span><text:span text:style-name="Source_20_Text"><text:span text:style-name="T5">git config remote.origin.push HEAD</text:span></text:span><text:span text:style-name="T1">. Any valid &lt;refspec&gt; (like the ones in the examples below) can be configured as the default for </text:span><text:span text:style-name="Source_20_Text"><text:span text:style-name="T5">git push origin</text:span></text:span><text:span text:style-name="T1">.</text:span></text:p>
      <text:h text:style-name="Heading_20_3" text:outline-level="3"><text:bookmark text:name="Documentation/git-push.txt-codegitpushorigincode1"/><text:span text:style-name="Source_20_Text">git push origin :</text:span></text:h>
      <text:p text:style-name="Text_20_body"><text:span text:style-name="T1">Push "matching" branches to </text:span><text:span text:style-name="Source_20_Text"><text:span text:style-name="T5">origin</text:span></text:span><text:span text:style-name="T1">. See &lt;refspec&gt; in the </text:span><text:a xlink:type="simple" xlink:href="https://git-scm.com/docs/git-push#OPTIONS" text:style-name="Internet_20_link" text:visited-style-name="Visited_20_Internet_20_Link"><text:span text:style-name="T4">OPTIONS</text:span></text:a><text:span text:style-name="T1"> section above for a description of "matching" branches.</text:span></text:p>
      <text:h text:style-name="Heading_20_3" text:outline-level="3"><text:bookmark text:name="Documentation/git-push.txt-codegitpushoriginmastercode"/><text:span text:style-name="Source_20_Text">git push origin master</text:span></text:h>
      <text:p text:style-name="Text_20_body"><text:span text:style-name="T1">Find a ref that matches </text:span><text:span text:style-name="Source_20_Text"><text:span text:style-name="T5">master</text:span></text:span><text:span text:style-name="T1"> in the source repository (most likely, it would find </text:span><text:span text:style-name="Source_20_Text"><text:span text:style-name="T5">refs/heads/master</text:span></text:span><text:span text:style-name="T1">), and update the same ref (e.g. </text:span><text:span text:style-name="Source_20_Text"><text:span text:style-name="T5">refs/heads/master</text:span></text:span><text:span text:style-name="T1">) in </text:span><text:span text:style-name="Source_20_Text"><text:span text:style-name="T5">origin</text:span></text:span><text:span text:style-name="T1"> repository with it. If </text:span><text:span text:style-name="Source_20_Text"><text:span text:style-name="T5">master</text:span></text:span><text:span text:style-name="T1"> did not exist remotely, it would be created.</text:span></text:p>
      <text:h text:style-name="Heading_20_3" text:outline-level="3"><text:bookmark text:name="Documentation/git-push.txt-codegitpushoriginHEADcode"/><text:span text:style-name="Source_20_Text">git push origin HEAD</text:span></text:h>
      <text:p text:style-name="P5">A handy way to push the current branch to the same name on the remot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5T20:34:45.603564244</meta:creation-date>
    <dc:date>2021-12-15T23:25:53.421029080</dc:date>
    <meta:editing-duration>PT15M17S</meta:editing-duration>
    <meta:editing-cycles>3</meta:editing-cycles>
    <meta:generator>LibreOffice/6.4.7.2$Linux_X86_64 LibreOffice_project/40$Build-2</meta:generator>
    <meta:document-statistic meta:table-count="0" meta:image-count="0" meta:object-count="0" meta:page-count="4" meta:paragraph-count="53" meta:word-count="768" meta:character-count="4743" meta:non-whitespace-character-count="3998"/>
  </office:meta>
</office:document-meta>
</file>